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language="en" fo:country="US"/>
    </style:style>
    <style:style style:name="P4" style:family="paragraph" style:parent-style-name="Heading_20_2">
      <style:text-properties fo:language="en" fo:country="US"/>
    </style:style>
    <style:style style:name="P5" style:family="paragraph" style:parent-style-name="Heading_20_2">
      <style:text-properties fo:language="en" fo:country="US" fo:background-color="#ffffff"/>
    </style:style>
    <style:style style:name="P6" style:family="paragraph" style:parent-style-name="Heading_20_2">
      <style:text-properties fo:font-size="18pt" fo:language="en" fo:country="US" style:font-size-asian="18pt" style:font-size-complex="18pt"/>
    </style:style>
    <style:style style:name="P7" style:family="paragraph" style:parent-style-name="Heading_20_3">
      <style:text-properties fo:language="en" fo:country="US"/>
    </style:style>
    <style:style style:name="P8" style:family="paragraph" style:parent-style-name="Heading_20_1" style:master-page-name="Standard">
      <style:paragraph-properties style:page-number="1"/>
      <style:text-properties fo:language="en" fo:country="US"/>
    </style:style>
    <style:style style:name="P9"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07fdac"/>
    </style:style>
    <style:style style:name="P11" style:family="paragraph" style:parent-style-name="Heading_20_10">
      <style:paragraph-properties fo:break-before="column"/>
      <style:text-properties fo:language="en" fo:country="US"/>
    </style:style>
    <style:style style:name="T1" style:family="text">
      <style:text-properties fo:color="#3c4043" loext:opacity="100%" fo:font-weight="bold" fo:background-color="#ffffff" loext:char-shading-value="0" style:font-weight-asian="bold"/>
    </style:style>
    <style:style style:name="T2" style:family="text">
      <style:text-properties fo:color="#3c4043" loext:opacity="100%" fo:background-color="#ffffff" loext:char-shading-value="0"/>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officeooo:rsid="000285c5"/>
    </style:style>
    <style:style style:name="T6" style:family="text">
      <style:text-properties fo:font-weight="normal" officeooo:rsid="0003caa8" style:font-weight-asian="normal" style:font-weight-complex="normal"/>
    </style:style>
    <style:style style:name="T7" style:family="text">
      <style:text-properties fo:font-weight="normal" officeooo:rsid="000e02d1" style:font-weight-asian="normal" style:font-weight-complex="normal"/>
    </style:style>
    <style:style style:name="T8" style:family="text">
      <style:text-properties officeooo:rsid="0003dd50"/>
    </style:style>
    <style:style style:name="T9" style:family="text">
      <style:text-properties officeooo:rsid="0007fdac"/>
    </style:style>
    <style:style style:name="T10" style:family="text">
      <style:text-properties fo:language="en" fo:country="US"/>
    </style:style>
    <style:style style:name="T11" style:family="text">
      <style:text-properties fo:language="en" fo:country="US" officeooo:rsid="0007fdac"/>
    </style:style>
    <style:style style:name="T12" style:family="text">
      <style:text-properties fo:language="en" fo:country="US" officeooo:rsid="0009da32"/>
    </style:style>
    <style:style style:name="T13" style:family="text">
      <style:text-properties fo:language="en" fo:country="US" officeooo:rsid="000b7d4b"/>
    </style:style>
    <style:style style:name="T14" style:family="text">
      <style:text-properties fo:language="en" fo:country="US" officeooo:rsid="000caec1"/>
    </style:style>
    <style:style style:name="T15" style:family="text">
      <style:text-properties fo:language="en" fo:country="US" fo:font-weight="bold" style:font-weight-asian="bold"/>
    </style:style>
    <style:style style:name="T16" style:family="text">
      <style:text-properties fo:language="en" fo:country="US" officeooo:rsid="000ce3c9"/>
    </style:style>
    <style:style style:name="T17" style:family="text">
      <style:text-properties fo:language="en" fo:country="US" officeooo:rsid="000e2dbd"/>
    </style:style>
    <style:style style:name="T18" style:family="text">
      <style:text-properties fo:language="en" fo:country="US" officeooo:rsid="000e863e"/>
    </style:style>
    <style:style style:name="T19" style:family="text">
      <style:text-properties style:use-window-font-color="true" loext:opacity="0%" style:font-name="Times New Roman" fo:font-size="10pt" fo:language="en" fo:country="US" officeooo:rsid="0007fdac"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US" officeooo:rsid="000b7d4b"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US" officeooo:rsid="000ce3c9"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US" fo:font-weight="bold" officeooo:rsid="000caec1" style:letter-kerning="false" style:font-name-asian="Spectral1" style:font-size-asian="10pt" style:language-asian="zh" style:country-asian="CN" style:font-weight-asian="bold" style:font-name-complex="Spectral1" style:font-size-complex="10pt" style:language-complex="hi" style:country-complex="IN"/>
    </style:style>
    <style:style style:name="T23" style:family="text">
      <style:text-properties officeooo:rsid="000b7d4b"/>
    </style:style>
    <style:style style:name="T24" style:family="text">
      <style:text-properties officeooo:rsid="000caec1"/>
    </style:style>
    <style:style style:name="T25" style:family="text">
      <style:text-properties officeooo:rsid="000ce3c9"/>
    </style:style>
    <style:style style:name="T26" style:family="text">
      <style:text-properties officeooo:rsid="000e02d1"/>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8" text:outline-level="1">Martial Arts</text:h>
        <text:h text:style-name="P5" text:outline-level="2">Duality of Position Style</text:h>
        <text:p text:style-name="P3"><text:span text:style-name="T1">Light Armor or Unarmored, Unarmed or Light</text:span><text:span text:style-name="T2"><text:line-break/></text:span><text:span text:style-name="T1">Abilities: </text:span><text:span text:style-name="T2">Stealth, Paradox</text:span></text:p>
        <text:p text:style-name="P3">The Martial Artist knows that the reality of position is malleable, and more than one possibility exists.</text:p>
        <text:p text:style-name="Exalted"><text:span text:style-name="T10">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text:span><text:span text:style-name="T17">automatic </text:span><text:span text:style-name="T20">successes</text:span><text:span text:style-name="T10"> on all stealth rolls </text:span><text:span text:style-name="T18">during combat</text:span></text:p>
        <text:p text:style-name="Exalted"><text:span text:style-name="T10">Whenever the Stylist takes a Move action, the shadow copy </text:span><text:span text:style-name="T22">may</text:span><text:span text:style-name="T15"> </text:span><text:span text:style-name="T10">also take a Move </text:span><text:span text:style-name="T21">action of the same type, but in a different direction.</text:span></text:p>
        <text:p text:style-name="P3">As well, Instead of taking a move action, the Stylist may choose to swap places with their shadow copy.</text:p>
        <text:h text:style-name="P4" text:outline-level="2">Lesser Techniques</text:h>
        <text:h text:style-name="P7" text:outline-level="3">Collapsed Waveform</text:h>
        <text:p text:style-name="P3"><text:span text:style-name="T3">Cost: </text:span>3m<text:line-break/><text:span text:style-name="T3">Type: </text:span>Supplemental; <text:span text:style-name="T5">Scene</text:span><text:line-break/><text:span text:style-name="T3">Mins: </text:span>Stealth 1, Paradox 1</text:p>
        <text:p text:style-name="P3">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4">possible</text:span> for them to reach in one action.</text:p>
        <text:p text:style-name="P3">They make no footfalls to hear, for there are none to be made. They disturb no traps, and portals such as doors remain unopened.</text:p>
        <text:h text:style-name="P7" text:outline-level="3">Unresolved Duality</text:h>
        <text:p text:style-name="P3"><text:span text:style-name="T3">Cost: </text:span><text:span text:style-name="T7">1</text:span>m <text:line-break/><text:span text:style-name="T3">Type: </text:span>Supplemental<text:line-break/><text:span text:style-name="T3">Mins: </text:span>Stealth 3, Paradox 2</text:p>
        <text:p text:style-name="P3">The Stylist halfway transitions with their shadow copy. While making a Flurry attack, they may attack any and all targets within reach of both their original position <text:span text:style-name="T26">and</text:span> their shadow copy.</text:p>
        <text:h text:style-name="P7" text:outline-level="3">Uncertain Direction Attack</text:h>
        <text:p text:style-name="P3"><text:span text:style-name="T3">Cost: </text:span>4m, <text:span text:style-name="T8">2</text:span>i<text:line-break/><text:span text:style-name="T3">Type: </text:span>Supplemental <text:span text:style-name="T8">(Decisive)</text:span><text:line-break/><text:span text:style-name="T3">Mins: </text:span>Stealth 4, Paradox 3</text:p>
        <text:p text:style-name="Exalted"><text:span text:style-name="T10">While making an attack in the same turn after swapping positions with their shadow self, the Stylist strikes at their befuddled and confused target, granting +(Essence) dice to their attack. </text:span><text:span text:style-name="T12">As well, the attack will target</text:span><text:span text:style-name="T19"> Soak.</text:span></text:p>
        <text:p text:style-name="P3"/>
        <text:h text:style-name="P6" text:outline-level="2"/>
        <text:h text:style-name="P11" text:outline-level="10">Greater Techniques</text:h>
        <text:h text:style-name="P7" text:outline-level="3">Vanishing Act</text:h>
        <text:p text:style-name="P3"><text:span text:style-name="T3">Cost: </text:span>5m<text:line-break/><text:span text:style-name="T3">Type: </text:span>Reflexive<text:line-break/><text:span text:style-name="T3">Mins: </text:span>Stealth 4, Paradox 4</text:p>
        <text:p text:style-name="P3">Upon being hit, the Stylist may reflexively swap places with their shadow copy, dividing the total damage of the attack in half.</text:p>
        <text:p text:style-name="P9">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09:47:15.747000000</dc:date>
    <meta:editing-cycles>20</meta:editing-cycles>
    <meta:editing-duration>PT21M41S</meta:editing-duration>
    <meta:generator>LibreOffice/7.0.3.1$Windows_X86_64 LibreOffice_project/d7547858d014d4cf69878db179d326fc3483e082</meta:generator>
    <dc:creator>Samuel Smith</dc:creator>
    <meta:document-statistic meta:table-count="0" meta:image-count="0" meta:object-count="0" meta:page-count="1" meta:paragraph-count="27" meta:word-count="388" meta:character-count="2288" meta:non-whitespace-character-count="1927"/>
  </office:meta>
</office:document-meta>
</file>